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4219" officeooo:paragraph-rsid="00064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home</text:p>
      <text:p text:style-name="P1"><text:a xlink:type="simple" xlink:href="http://lokahiboards.com/fr/wp-content/uploads/sites/10/2015/08/img-touring.jpg" text:style-name="Internet_20_link" text:visited-style-name="Visited_20_Internet_20_Link">http://lokahiboards.com/fr/wp-content/uploads/sites/10/2015/08/img-touring.jpg</text:a></text:p>
      <text:p text:style-name="P1"><text:a xlink:type="simple" xlink:href="http://lokahiboards.com/fr/wp-content/uploads/sites/10/2015/08/img-wave1.jpg" text:style-name="Internet_20_link" text:visited-style-name="Visited_20_Internet_20_Link">http://lokahiboards.com/fr/wp-content/uploads/sites/10/2015/08/img-wave1.jpg</text:a></text:p>
      <text:p text:style-name="P1"><text:a xlink:type="simple" xlink:href="http://lokahiboards.com/fr/wp-content/uploads/sites/10/2015/08/img-discover.jpg" text:style-name="Internet_20_link" text:visited-style-name="Visited_20_Internet_20_Link">http://lokahiboards.com/fr/wp-content/uploads/sites/10/2015/08/img-discover.jpg</text:a></text:p>
      <text:p text:style-name="P1"><text:a xlink:type="simple" xlink:href="http://lokahiboards.com/fr/wp-content/uploads/sites/10/2015/08/img-race.jpg" text:style-name="Internet_20_link" text:visited-style-name="Visited_20_Internet_20_Link">http://lokahiboards.com/fr/wp-content/uploads/sites/10/2015/08/img-race.jpg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6S</meta:editing-duration>
    <meta:editing-cycles>3</meta:editing-cycles>
    <meta:generator>LibreOffice/5.2.2.2$Windows_X86_64 LibreOffice_project/8f96e87c890bf8fa77463cd4b640a2312823f3ad</meta:generator>
    <dc:date>2016-11-22T09:04:18.592000000</dc:date>
    <meta:document-statistic meta:table-count="0" meta:image-count="0" meta:object-count="0" meta:page-count="1" meta:paragraph-count="5" meta:word-count="6" meta:character-count="318" meta:non-whitespace-character-count="317"/>
    <meta:user-defined meta:name="Info 1"/>
    <meta:user-defined meta:name="Info 2"/>
    <meta:user-defined meta:name="Info 3"/>
    <meta:user-defined meta:name="Info 4"/>
  </office:meta>
</office:document-meta>
</file>